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Cache.hash( int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Entry.CacheEntry( Object p , CacheEntry nextEntry , ReferenceQueue ref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Cach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Cache.hash( Objec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Cache.fetch( Property pr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Cache.eq( Object p , Object q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ntry.CacheEntry( Object p , CacheEntry next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Cache.fetch( CommonBorderPaddingBackground . BorderInfo b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Cache.get( Object o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ropertyCache.fetch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Cache.put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ropertyCache.cleanSegment( int segmentIndex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PropertyCache.fetch( CommonHyphenation ch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Cache.PropertyCache( Class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pertyCache.fetch( CommonBorderPaddingBackground cbp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Cache.fetch( CommonFont c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Cache.rehash( int ind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